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es" fo:country="CO" officeooo:rsid="0007eb16" officeooo:paragraph-rsid="0007eb16"/>
    </style:style>
    <style:style style:name="P2" style:family="paragraph" style:parent-style-name="Standard" style:list-style-name="L1">
      <style:paragraph-properties fo:text-align="justify" style:justify-single-word="false"/>
      <style:text-properties style:font-name="Arial" fo:language="es" fo:country="CO" officeooo:rsid="0007eb16" officeooo:paragraph-rsid="0007eb16"/>
    </style:style>
    <style:style style:name="P3" style:family="paragraph" style:parent-style-name="Standard">
      <style:paragraph-properties fo:text-align="justify" style:justify-single-word="false"/>
      <style:text-properties style:font-name="Arial" fo:language="es" fo:country="CO" officeooo:rsid="000b4a91" officeooo:paragraph-rsid="000b4a91"/>
    </style:style>
    <style:style style:name="P4" style:family="paragraph" style:parent-style-name="Standard" style:list-style-name="L2">
      <style:paragraph-properties fo:text-align="justify" style:justify-single-word="false"/>
      <style:text-properties style:font-name="Arial" fo:language="es" fo:country="CO" officeooo:rsid="000b4a91" officeooo:paragraph-rsid="000b4a91"/>
    </style:style>
    <style:style style:name="P5" style:family="paragraph" style:parent-style-name="Standard" style:list-style-name="L2">
      <style:paragraph-properties fo:text-align="justify" style:justify-single-word="false"/>
      <style:text-properties officeooo:rsid="000d362f" officeooo:paragraph-rsid="000d362f"/>
    </style:style>
    <style:style style:name="P6" style:family="paragraph" style:parent-style-name="Standard" style:list-style-name="L2">
      <style:paragraph-properties fo:text-align="justify" style:justify-single-word="false"/>
      <style:text-properties officeooo:rsid="000d362f" officeooo:paragraph-rsid="000ef1f5"/>
    </style:style>
    <style:style style:name="P7" style:family="paragraph" style:parent-style-name="Standard" style:list-style-name="L2">
      <style:text-properties officeooo:rsid="00101442" officeooo:paragraph-rsid="00101442"/>
    </style:style>
    <style:style style:name="P8" style:family="paragraph" style:parent-style-name="Standard" style:list-style-name="L2">
      <style:paragraph-properties fo:text-align="justify" style:justify-single-word="false"/>
      <style:text-properties officeooo:rsid="00101442" officeooo:paragraph-rsid="00101442"/>
    </style:style>
    <style:style style:name="P9" style:family="paragraph" style:parent-style-name="Standard" style:list-style-name="L2">
      <style:paragraph-properties fo:text-align="justify" style:justify-single-word="false"/>
      <style:text-properties officeooo:rsid="001147e5" officeooo:paragraph-rsid="001147e5"/>
    </style:style>
    <style:style style:name="P10" style:family="paragraph" style:parent-style-name="Standard" style:list-style-name="L2">
      <style:paragraph-properties fo:text-align="justify" style:justify-single-word="false"/>
      <style:text-properties officeooo:paragraph-rsid="000c374e"/>
    </style:style>
    <style:style style:name="P11" style:family="paragraph" style:parent-style-name="Standard" style:list-style-name="L2">
      <style:paragraph-properties fo:text-align="justify" style:justify-single-word="false"/>
      <style:text-properties officeooo:paragraph-rsid="000ef1f5"/>
    </style:style>
    <style:style style:name="P12" style:family="paragraph" style:parent-style-name="Standard" style:list-style-name="L2">
      <style:paragraph-properties fo:text-align="justify" style:justify-single-word="false"/>
      <style:text-properties officeooo:paragraph-rsid="00101442"/>
    </style:style>
    <style:style style:name="T1" style:family="text">
      <style:text-properties officeooo:rsid="00088bb0"/>
    </style:style>
    <style:style style:name="T2" style:family="text">
      <style:text-properties officeooo:rsid="000a2f93"/>
    </style:style>
    <style:style style:name="T3" style:family="text">
      <style:text-properties officeooo:rsid="000b4a91"/>
    </style:style>
    <style:style style:name="T4" style:family="text">
      <style:text-properties fo:font-weight="bold" style:font-weight-asian="bold" style:font-weight-complex="bold"/>
    </style:style>
    <style:style style:name="T5" style:family="text">
      <style:text-properties fo:font-weight="bold" officeooo:rsid="000d362f" style:font-weight-asian="bold" style:font-weight-complex="bold"/>
    </style:style>
    <style:style style:name="T6" style:family="text">
      <style:text-properties fo:font-weight="bold" officeooo:rsid="000c374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c374e" style:font-weight-asian="normal" style:font-weight-complex="normal"/>
    </style:style>
    <style:style style:name="T9" style:family="text">
      <style:text-properties style:font-name="Arial" fo:language="es" fo:country="CO" fo:font-weight="normal" style:font-weight-asian="normal" style:font-weight-complex="normal"/>
    </style:style>
    <style:style style:name="T10" style:family="text">
      <style:text-properties style:font-name="Arial" fo:language="es" fo:country="CO" fo:font-weight="normal" officeooo:rsid="000c374e" style:font-weight-asian="normal" style:font-weight-complex="normal"/>
    </style:style>
    <style:style style:name="T11" style:family="text">
      <style:text-properties style:font-name="Arial" fo:language="es" fo:country="CO" fo:font-weight="normal" officeooo:rsid="000c8144" style:font-weight-asian="normal" style:font-weight-complex="normal"/>
    </style:style>
    <style:style style:name="T12" style:family="text">
      <style:text-properties style:font-name="Arial" fo:language="es" fo:country="CO" fo:font-weight="normal" officeooo:rsid="000ea6bb" style:font-weight-asian="normal" style:font-weight-complex="normal"/>
    </style:style>
    <style:style style:name="T13" style:family="text">
      <style:text-properties style:font-name="Arial" fo:language="es" fo:country="CO" fo:font-weight="normal" officeooo:rsid="000ef1f5" style:font-weight-asian="normal" style:font-weight-complex="normal"/>
    </style:style>
    <style:style style:name="T14" style:family="text">
      <style:text-properties style:font-name="Arial" fo:language="es" fo:country="CO" fo:font-weight="normal" officeooo:rsid="001147e5" style:font-weight-asian="normal" style:font-weight-complex="normal"/>
    </style:style>
    <style:style style:name="T15" style:family="text">
      <style:text-properties style:font-name="Arial" fo:language="es" fo:country="CO" fo:font-weight="bold" style:font-weight-asian="bold" style:font-weight-complex="bold"/>
    </style:style>
    <style:style style:name="T16" style:family="text">
      <style:text-properties style:font-name="Arial" fo:language="es" fo:country="CO" fo:font-weight="bold" officeooo:rsid="000c374e" style:font-weight-asian="bold" style:font-weight-complex="bold"/>
    </style:style>
    <style:style style:name="T17" style:family="text">
      <style:text-properties style:font-name="Arial" fo:language="es" fo:country="CO" fo:font-weight="bold" officeooo:rsid="000d362f" style:font-weight-asian="bold" style:font-weight-complex="bold"/>
    </style:style>
    <style:style style:name="T18" style:family="text">
      <style:text-properties style:font-name="Arial" fo:language="es" fo:country="CO" fo:font-weight="bold" officeooo:rsid="000ef1f5" style:font-weight-asian="bold" style:font-weight-complex="bold"/>
    </style:style>
    <style:style style:name="T19" style:family="text">
      <style:text-properties officeooo:rsid="000d362f"/>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01442" style:font-weight-asian="bold" style:font-weight-complex="bold"/>
    </style:style>
    <style:style style:name="T22" style:family="text">
      <style:text-properties fo:color="#c9211e" style:font-name="Arial" fo:language="es" fo:country="CO"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unciado: Tienda en Solidity.</text:p>
      <text:p text:style-name="P1"/>
      <text:p text:style-name="P1">Debe implementar una tienda en Solidity, en la que van a interactuar los siguientes tipos de usuarios.</text:p>
      <text:p text:style-name="P1"/>
      <text:list xml:id="list275871503" text:style-name="L1">
        <text:list-item>
          <text:p text:style-name="P2"><text:span text:style-name="T4">Dueño de la tienda</text:span>: es aquel que se encarga de crear los productos, definir su precio, cantidad y otros atributos. También puede visualizar sus ganancias y otros datos de interés de la tienda. Solo puede haber un dueño de la tienda.</text:p>
          <text:p text:style-name="P2"/>
        </text:list-item>
        <text:list-item>
          <text:p text:style-name="P2"><text:span text:style-name="T4">Cliente de la tienda</text:span>: <text:span text:style-name="T1">tiene la posibilidad de </text:span><text:span text:style-name="T5">comprar</text:span><text:span text:style-name="T1"> </text:span><text:span text:style-name="T19">y </text:span><text:span text:style-name="T5">comprar fiado</text:span><text:span text:style-name="T19"> </text:span><text:span text:style-name="T1">productos, </text:span><text:span text:style-name="T2">para hacer esto el cliente debe registrarse previamente. Al fiar un producto el cliente contrae una deuda por el valor de la compra, el cliente debe poder ver el valor de su deuda y pagar estrictamente este valor, si un cliente tiene deudas no puede comprar ni fiar </text:span><text:span text:style-name="T3">otros productos</text:span><text:span text:style-name="T2">. </text:span><text:span text:style-name="T19">Adicionalmente, para poder comprar correctamente el cliente debe ter</text:span></text:p>
        </text:list-item>
      </text:list>
      <text:p text:style-name="P1"/>
      <text:p text:style-name="P3">Requerimientos:</text:p>
      <text:p text:style-name="P3"/>
      <text:list xml:id="list1900520694" text:style-name="L2">
        <text:list-item>
          <text:p text:style-name="P4">Cada producto registrado debe tener un nombre, cantidad, precio base (en Wei) y una variable booleana que permita saber si el producto está en <text:span text:style-name="T4">promoción</text:span> o no.</text:p>
        </text:list-item>
        <text:list-item>
          <text:p text:style-name="P4">El <text:span text:style-name="T21">d</text:span><text:span text:style-name="T20">ueño</text:span><text:span text:style-name="T7"> debe poder crear y modificar productos.</text:span></text:p>
        </text:list-item>
        <text:list-item>
          <text:p text:style-name="P4"><text:span text:style-name="T7">El precio final de un producto puede cambiar dependiendo de dos casos: el primero de ellos es si el producto tiene </text:span><text:span text:style-name="T4">promoción</text:span><text:span text:style-name="T7">, se deben descontar </text:span><text:span text:style-name="T4">1000</text:span><text:span text:style-name="T7"> Wei del precio base solo si este es mayor a 1000. El segundo caso </text:span><text:span text:style-name="T8">ocurre cuando un cliente ha gastado más de </text:span><text:span text:style-name="T6">50000</text:span><text:span text:style-name="T8"> Wei en compras de la tienda (esto no incluye productos fiados aún no pagados), en este caso se reducen 2000 Wei al precio base siempre y cuando el resultado de aplicar esta promoción no termine en un precio final negativo.</text:span></text:p>
        </text:list-item>
        <text:list-item>
          <text:p text:style-name="P10"><text:span text:style-name="T10">Un </text:span><text:span text:style-name="T16">cliente</text:span><text:span text:style-name="T10"> debe poder registrarse en la tienda solo una vez, se deben guardar su nombre y país de origen.</text:span></text:p>
        </text:list-item>
        <text:list-item>
          <text:p text:style-name="P5"><text:span text:style-name="T10">U</text:span><text:span text:style-name="T9">n </text:span><text:span text:style-name="T15">cliente </text:span><text:span text:style-name="T9">debe poder obtener los datos de los productos que están a la venta y el precio final que aplicaría para el cliente si este lo fuera a comprar.</text:span></text:p>
        </text:list-item>
        <text:list-item>
          <text:p text:style-name="P11"><text:span text:style-name="T10">Un </text:span><text:span text:style-name="T16">cliente </text:span><text:span text:style-name="T10">puede realizar una </text:span><text:span text:style-name="T16">compra</text:span><text:span text:style-name="T10"> </text:span><text:span text:style-name="T13">o </text:span><text:span text:style-name="T17">compra</text:span><text:span text:style-name="T18"> </text:span><text:span text:style-name="T18">fia</text:span><text:span text:style-name="T17">da</text:span><text:span text:style-name="T10"> </text:span><text:span text:style-name="T12">de un producto </text:span><text:span text:style-name="T10">siempre </text:span><text:span text:style-name="T11">que</text:span><text:span text:style-name="T10"> esté registrado y no tenga deudas.</text:span></text:p>
        </text:list-item>
        <text:list-item>
          <text:p text:style-name="P5"><text:span text:style-name="T9">La </text:span><text:span text:style-name="T15">compra </text:span><text:span text:style-name="T9">debe recibir el valor exacto en Wei del producto a comprar</text:span></text:p>
        </text:list-item>
        <text:list-item>
          <text:p text:style-name="P6"><text:span text:style-name="T9">La</text:span><text:span text:style-name="T15"> </text:span><text:span text:style-name="T18">compra fiada </text:span><text:span text:style-name="T13">no debe recibir ningún valor, en cambio debe registrar al cliente la deuda por el valor del producto que compró</text:span><text:span text:style-name="T9">, solo se puede comprar un producto a la vez, naturalmente la compra requiere que el producto exista y que se tengan unidades del mismo.</text:span></text:p>
        </text:list-item>
        <text:list-item>
          <text:p text:style-name="P12"><text:span text:style-name="T9">Un </text:span><text:span text:style-name="T15">cliente </text:span><text:span text:style-name="T9">debe poder obtener el valor de su deuda actual y pagar este valor </text:span><text:span text:style-name="T15">exactamente</text:span><text:span text:style-name="T9">.</text:span></text:p>
        </text:list-item>
        <text:list-item>
          <text:p text:style-name="P8"><text:span text:style-name="T9">Un </text:span><text:span text:style-name="T15">cliente </text:span><text:span text:style-name="T9">debe poder obtener el valor total de sus gastos a lo largo de todas las compras realizadas (este valor no debe incluir una deuda que aún no ha sido pagada).</text:span></text:p>
        </text:list-item>
        <text:list-item>
          <text:p text:style-name="P8"><text:span text:style-name="T9">El </text:span><text:span text:style-name="T15">dueño </text:span><text:span text:style-name="T9">debe poder obtener </text:span><text:span text:style-name="T14">el valor total de todas las ganancias y también el valor total de todo el dinero que le deben los clientes.</text:span></text:p>
        </text:list-item>
        <text:list-item>
          <text:p text:style-name="P9"><text:span text:style-name="T9">El </text:span><text:span text:style-name="T15">dueño</text:span><text:span text:style-name="T9"> debe poder obtener el valor total de todas las ganancias de cierto país.</text:span></text:p>
        </text:list-item>
        <text:list-item>
          <text:p text:style-name="P9"><text:span text:style-name="T9">El </text:span><text:span text:style-name="T15">dueño</text:span><text:span text:style-name="T9"> debe tener la posibilidad de destruir el contrato, pero esto debe requerir un número fijo de intentos (5). </text:span><text:span text:style-name="T22">Para esto deben apoyarse en la función selfdestruct.</text:span></text:p>
          <text:p text:style-name="P7"><text:span text:style-name="T9"/></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31T20:01:23.078000000</meta:creation-date>
    <dc:date>2021-04-04T12:11:28.802000000</dc:date>
    <meta:editing-duration>PT36M15S</meta:editing-duration>
    <meta:editing-cycles>9</meta:editing-cycles>
    <meta:generator>LibreOffice/6.4.5.2$Windows_X86_64 LibreOffice_project/a726b36747cf2001e06b58ad5db1aa3a9a1872d6</meta:generator>
    <meta:document-statistic meta:table-count="0" meta:image-count="0" meta:object-count="0" meta:page-count="1" meta:paragraph-count="20" meta:word-count="523" meta:character-count="2863" meta:non-whitespace-character-count="2375"/>
  </office:meta>
</office:document-meta>
</file>